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co18" style:family="table-column">
      <style:table-column-properties fo:break-before="auto" style:column-width="31.7mm"/>
    </style:style>
    <style:style style:name="co19" style:family="table-column">
      <style:table-column-properties fo:break-before="auto" style:column-width="33.67mm"/>
    </style:style>
    <style:style style:name="co20" style:family="table-column">
      <style:table-column-properties fo:break-before="auto" style:column-width="20.55mm"/>
    </style:style>
    <style:style style:name="co21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2:'ROS-TCP-L-30hz'.A22 'ROS-TCP-L-30hz'.B1:'ROS-TCP-L-30hz'.B1 'ROS-TCP-L-30hz'.B2:'ROS-TCP-L-30hz'.B22 'CPNZ-TCP-L-30hz'.A2:'CPNZ-TCP-L-30hz'.A22 'CPNZ-TCP-L-30hz'.B1:'CPNZ-TCP-L-30hz'.B1 'CPNZ-TCP-L-30hz'.B2:'CPNZ-TCP-L-30hz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L-30hz" table:style-name="ta1">
        <table:shapes>
          <draw:frame draw:z-index="0" draw:style-name="gr1" draw:text-style-name="P1" svg:width="211.47mm" svg:height="93.57mm" svg:x="11.42mm" svg:y="108.38mm">
            <draw:object draw:notify-on-update-of-ranges="'ROS-UDP-L-30hz'.A2:'ROS-UDP-L-30hz'.A22 'ROS-UDP-L-30hz'.A2:'ROS-UDP-L-30hz'.A22 'ROS-UDP-L-30hz'.B1:'ROS-UDP-L-30hz'.B1 'ROS-UDP-L-30hz'.B2:'ROS-UDP-L-30hz'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648.717588" calcext:value-type="float">
            <text:p>856648.717588</text:p>
          </table:table-cell>
          <table:table-cell office:value-type="float" office:value="3880001.185277" calcext:value-type="float">
            <text:p>3880001.185277</text:p>
          </table:table-cell>
          <table:table-cell office:value-type="float" office:value="184725" calcext:value-type="float">
            <text:p>184725</text:p>
          </table:table-cell>
          <table:table-cell office:value-type="float" office:value="97136156" calcext:value-type="float">
            <text:p>97136156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1034.512" calcext:value-type="float">
            <text:p>581034.512</text:p>
          </table:table-cell>
          <table:table-cell office:value-type="float" office:value="169347.651586" calcext:value-type="float">
            <text:p>169347.651586</text:p>
          </table:table-cell>
          <table:table-cell office:value-type="float" office:value="95388" calcext:value-type="float">
            <text:p>95388</text:p>
          </table:table-cell>
          <table:table-cell office:value-type="float" office:value="802623" calcext:value-type="float">
            <text:p>802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1063.728" calcext:value-type="float">
            <text:p>661063.728</text:p>
          </table:table-cell>
          <table:table-cell office:value-type="float" office:value="92000.520316" calcext:value-type="float">
            <text:p>92000.520316</text:p>
          </table:table-cell>
          <table:table-cell office:value-type="float" office:value="193323" calcext:value-type="float">
            <text:p>193323</text:p>
          </table:table-cell>
          <table:table-cell office:value-type="float" office:value="880299" calcext:value-type="float">
            <text:p>8802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3262.525" calcext:value-type="float">
            <text:p>663262.525</text:p>
          </table:table-cell>
          <table:table-cell office:value-type="float" office:value="90472.94575" calcext:value-type="float">
            <text:p>90472.94575</text:p>
          </table:table-cell>
          <table:table-cell office:value-type="float" office:value="204372" calcext:value-type="float">
            <text:p>204372</text:p>
          </table:table-cell>
          <table:table-cell office:value-type="float" office:value="758109" calcext:value-type="float">
            <text:p>758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314.916" calcext:value-type="float">
            <text:p>660314.916</text:p>
          </table:table-cell>
          <table:table-cell office:value-type="float" office:value="83638.539591" calcext:value-type="float">
            <text:p>83638.539591</text:p>
          </table:table-cell>
          <table:table-cell office:value-type="float" office:value="200233" calcext:value-type="float">
            <text:p>200233</text:p>
          </table:table-cell>
          <table:table-cell office:value-type="float" office:value="820546" calcext:value-type="float">
            <text:p>820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915.243" calcext:value-type="float">
            <text:p>669915.243</text:p>
          </table:table-cell>
          <table:table-cell office:value-type="float" office:value="86718.266625" calcext:value-type="float">
            <text:p>86718.266625</text:p>
          </table:table-cell>
          <table:table-cell office:value-type="float" office:value="191256" calcext:value-type="float">
            <text:p>191256</text:p>
          </table:table-cell>
          <table:table-cell office:value-type="float" office:value="785876" calcext:value-type="float">
            <text:p>7858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5636.391" calcext:value-type="float">
            <text:p>675636.391</text:p>
          </table:table-cell>
          <table:table-cell office:value-type="float" office:value="72879.384625" calcext:value-type="float">
            <text:p>72879.384625</text:p>
          </table:table-cell>
          <table:table-cell office:value-type="float" office:value="205167" calcext:value-type="float">
            <text:p>205167</text:p>
          </table:table-cell>
          <table:table-cell office:value-type="float" office:value="837465" calcext:value-type="float">
            <text:p>8374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688.752" calcext:value-type="float">
            <text:p>669688.752</text:p>
          </table:table-cell>
          <table:table-cell office:value-type="float" office:value="74236.440626" calcext:value-type="float">
            <text:p>74236.440626</text:p>
          </table:table-cell>
          <table:table-cell office:value-type="float" office:value="224415" calcext:value-type="float">
            <text:p>224415</text:p>
          </table:table-cell>
          <table:table-cell office:value-type="float" office:value="781335" calcext:value-type="float">
            <text:p>7813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9803.151" calcext:value-type="float">
            <text:p>669803.151</text:p>
          </table:table-cell>
          <table:table-cell office:value-type="float" office:value="82989.548284" calcext:value-type="float">
            <text:p>82989.548284</text:p>
          </table:table-cell>
          <table:table-cell office:value-type="float" office:value="208892" calcext:value-type="float">
            <text:p>208892</text:p>
          </table:table-cell>
          <table:table-cell office:value-type="float" office:value="786066" calcext:value-type="float">
            <text:p>7860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5674.37" calcext:value-type="float">
            <text:p>695674.37</text:p>
          </table:table-cell>
          <table:table-cell office:value-type="float" office:value="97144.089989" calcext:value-type="float">
            <text:p>97144.089989</text:p>
          </table:table-cell>
          <table:table-cell office:value-type="float" office:value="218305" calcext:value-type="float">
            <text:p>218305</text:p>
          </table:table-cell>
          <table:table-cell office:value-type="float" office:value="811517" calcext:value-type="float">
            <text:p>811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1591.989" calcext:value-type="float">
            <text:p>711591.989</text:p>
          </table:table-cell>
          <table:table-cell office:value-type="float" office:value="84561.57155" calcext:value-type="float">
            <text:p>84561.57155</text:p>
          </table:table-cell>
          <table:table-cell office:value-type="float" office:value="201051" calcext:value-type="float">
            <text:p>201051</text:p>
          </table:table-cell>
          <table:table-cell office:value-type="float" office:value="808367" calcext:value-type="float">
            <text:p>80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55316.842" calcext:value-type="float">
            <text:p>755316.842</text:p>
          </table:table-cell>
          <table:table-cell office:value-type="float" office:value="97160.609028" calcext:value-type="float">
            <text:p>97160.609028</text:p>
          </table:table-cell>
          <table:table-cell office:value-type="float" office:value="175627" calcext:value-type="float">
            <text:p>175627</text:p>
          </table:table-cell>
          <table:table-cell office:value-type="float" office:value="971104" calcext:value-type="float">
            <text:p>9711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34571.744" calcext:value-type="float">
            <text:p>834571.744</text:p>
          </table:table-cell>
          <table:table-cell office:value-type="float" office:value="114999.643207" calcext:value-type="float">
            <text:p>114999.643207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59085" calcext:value-type="float">
            <text:p>10590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029315.384" calcext:value-type="float">
            <text:p>1029315.384</text:p>
          </table:table-cell>
          <table:table-cell office:value-type="float" office:value="127349.864532" calcext:value-type="float">
            <text:p>127349.864532</text:p>
          </table:table-cell>
          <table:table-cell office:value-type="float" office:value="272381" calcext:value-type="float">
            <text:p>272381</text:p>
          </table:table-cell>
          <table:table-cell office:value-type="float" office:value="1335713" calcext:value-type="float">
            <text:p>1335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513470.087" calcext:value-type="float">
            <text:p>1513470.087</text:p>
          </table:table-cell>
          <table:table-cell office:value-type="float" office:value="195978.530129" calcext:value-type="float">
            <text:p>195978.530129</text:p>
          </table:table-cell>
          <table:table-cell office:value-type="float" office:value="358262" calcext:value-type="float">
            <text:p>35826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2446767.163163" calcext:value-type="float">
            <text:p>2446767.163163</text:p>
          </table:table-cell>
          <table:table-cell office:value-type="float" office:value="405186.887833" calcext:value-type="float">
            <text:p>405186.887833</text:p>
          </table:table-cell>
          <table:table-cell office:value-type="float" office:value="532444" calcext:value-type="float">
            <text:p>532444</text:p>
          </table:table-cell>
          <table:table-cell office:value-type="float" office:value="3144694" calcext:value-type="float">
            <text:p>314469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4383843.147" calcext:value-type="float">
            <text:p>4383843.147</text:p>
          </table:table-cell>
          <table:table-cell office:value-type="float" office:value="729882.988149" calcext:value-type="float">
            <text:p>729882.988149</text:p>
          </table:table-cell>
          <table:table-cell office:value-type="float" office:value="885824" calcext:value-type="float">
            <text:p>885824</text:p>
          </table:table-cell>
          <table:table-cell office:value-type="float" office:value="6142978" calcext:value-type="float">
            <text:p>61429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8313130.53" calcext:value-type="float">
            <text:p>8313130.53</text:p>
          </table:table-cell>
          <table:table-cell office:value-type="float" office:value="1242021.083448" calcext:value-type="float">
            <text:p>1242021.083448</text:p>
          </table:table-cell>
          <table:table-cell office:value-type="float" office:value="1643385" calcext:value-type="float">
            <text:p>1643385</text:p>
          </table:table-cell>
          <table:table-cell office:value-type="float" office:value="10083746" calcext:value-type="float">
            <text:p>100837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16043590.719439" calcext:value-type="float">
            <text:p>16043590.719439</text:p>
          </table:table-cell>
          <table:table-cell office:value-type="float" office:value="2656504.166472" calcext:value-type="float">
            <text:p>2656504.166472</text:p>
          </table:table-cell>
          <table:table-cell office:value-type="float" office:value="3139027" calcext:value-type="float">
            <text:p>3139027</text:p>
          </table:table-cell>
          <table:table-cell office:value-type="float" office:value="22860208" calcext:value-type="float">
            <text:p>2286020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9271294.817635" calcext:value-type="float">
            <text:p>19271294.817635</text:p>
          </table:table-cell>
          <table:table-cell office:value-type="float" office:value="3964799.66822" calcext:value-type="float">
            <text:p>3964799.66822</text:p>
          </table:table-cell>
          <table:table-cell office:value-type="float" office:value="6263691" calcext:value-type="float">
            <text:p>6263691</text:p>
          </table:table-cell>
          <table:table-cell office:value-type="float" office:value="34390328" calcext:value-type="float">
            <text:p>3439032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1013202.414609" calcext:value-type="float">
            <text:p>21013202.414609</text:p>
          </table:table-cell>
          <table:table-cell office:value-type="float" office:value="2032932.269198" calcext:value-type="float">
            <text:p>2032932.269198</text:p>
          </table:table-cell>
          <table:table-cell office:value-type="float" office:value="12537611" calcext:value-type="float">
            <text:p>12537611</text:p>
          </table:table-cell>
          <table:table-cell office:value-type="float" office:value="27552241" calcext:value-type="float">
            <text:p>275522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CPNZ-TCP-R-30hz" table:style-name="ta1">
        <table:shapes>
          <draw:frame draw:z-index="0" draw:style-name="gr1" draw:text-style-name="P1" svg:width="211.47mm" svg:height="93.57mm" svg:x="11.91mm" svg:y="106.12mm">
            <draw:object draw:notify-on-update-of-ranges="'CPNZ-TCP-R-30hz'.A2:'CPNZ-TCP-R-30hz'.A22 'CPNZ-TCP-R-30hz'.A2:'CPNZ-TCP-R-30hz'.A22 'CPNZ-TCP-R-30hz'.B1:'CPNZ-TCP-R-30hz'.B1 'CPNZ-TCP-R-30hz'.B2:'CPNZ-TCP-R-30hz'.B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0793.221443" calcext:value-type="float">
            <text:p>870793.221443</text:p>
          </table:table-cell>
          <table:table-cell office:value-type="float" office:value="130740.960352" calcext:value-type="float">
            <text:p>130740.960352</text:p>
          </table:table-cell>
          <table:table-cell office:value-type="float" office:value="606277" calcext:value-type="float">
            <text:p>606277</text:p>
          </table:table-cell>
          <table:table-cell office:value-type="float" office:value="1183698" calcext:value-type="float">
            <text:p>118369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1038.689" calcext:value-type="float">
            <text:p>951038.689</text:p>
          </table:table-cell>
          <table:table-cell office:value-type="float" office:value="98660.083222" calcext:value-type="float">
            <text:p>98660.083222</text:p>
          </table:table-cell>
          <table:table-cell office:value-type="float" office:value="499031" calcext:value-type="float">
            <text:p>499031</text:p>
          </table:table-cell>
          <table:table-cell office:value-type="float" office:value="1192714" calcext:value-type="float">
            <text:p>11927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833.764" calcext:value-type="float">
            <text:p>956833.764</text:p>
          </table:table-cell>
          <table:table-cell office:value-type="float" office:value="77502.068937" calcext:value-type="float">
            <text:p>77502.068937</text:p>
          </table:table-cell>
          <table:table-cell office:value-type="float" office:value="617376" calcext:value-type="float">
            <text:p>617376</text:p>
          </table:table-cell>
          <table:table-cell office:value-type="float" office:value="1120459" calcext:value-type="float">
            <text:p>1120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2892.26" calcext:value-type="float">
            <text:p>952892.26</text:p>
          </table:table-cell>
          <table:table-cell office:value-type="float" office:value="89305.661969" calcext:value-type="float">
            <text:p>89305.661969</text:p>
          </table:table-cell>
          <table:table-cell office:value-type="float" office:value="586566" calcext:value-type="float">
            <text:p>586566</text:p>
          </table:table-cell>
          <table:table-cell office:value-type="float" office:value="1112377" calcext:value-type="float">
            <text:p>1112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251.819" calcext:value-type="float">
            <text:p>962251.819</text:p>
          </table:table-cell>
          <table:table-cell office:value-type="float" office:value="75022.306516" calcext:value-type="float">
            <text:p>75022.306516</text:p>
          </table:table-cell>
          <table:table-cell office:value-type="float" office:value="545999" calcext:value-type="float">
            <text:p>545999</text:p>
          </table:table-cell>
          <table:table-cell office:value-type="float" office:value="1163985" calcext:value-type="float">
            <text:p>11639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4239.738" calcext:value-type="float">
            <text:p>954239.738</text:p>
          </table:table-cell>
          <table:table-cell office:value-type="float" office:value="92955.610354" calcext:value-type="float">
            <text:p>92955.610354</text:p>
          </table:table-cell>
          <table:table-cell office:value-type="float" office:value="612767" calcext:value-type="float">
            <text:p>612767</text:p>
          </table:table-cell>
          <table:table-cell office:value-type="float" office:value="1226737" calcext:value-type="float">
            <text:p>1226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9685.572" calcext:value-type="float">
            <text:p>999685.572</text:p>
          </table:table-cell>
          <table:table-cell office:value-type="float" office:value="83630.059523" calcext:value-type="float">
            <text:p>83630.059523</text:p>
          </table:table-cell>
          <table:table-cell office:value-type="float" office:value="665921" calcext:value-type="float">
            <text:p>665921</text:p>
          </table:table-cell>
          <table:table-cell office:value-type="float" office:value="1199997" calcext:value-type="float">
            <text:p>11999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7963.143" calcext:value-type="float">
            <text:p>1017963.143</text:p>
          </table:table-cell>
          <table:table-cell office:value-type="float" office:value="53327.907834" calcext:value-type="float">
            <text:p>53327.907834</text:p>
          </table:table-cell>
          <table:table-cell office:value-type="float" office:value="781637" calcext:value-type="float">
            <text:p>781637</text:p>
          </table:table-cell>
          <table:table-cell office:value-type="float" office:value="1186103" calcext:value-type="float">
            <text:p>1186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73394.749" calcext:value-type="float">
            <text:p>1073394.749</text:p>
          </table:table-cell>
          <table:table-cell office:value-type="float" office:value="58402.728172" calcext:value-type="float">
            <text:p>58402.728172</text:p>
          </table:table-cell>
          <table:table-cell office:value-type="float" office:value="772102" calcext:value-type="float">
            <text:p>772102</text:p>
          </table:table-cell>
          <table:table-cell office:value-type="float" office:value="1464262" calcext:value-type="float">
            <text:p>1464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51348.609" calcext:value-type="float">
            <text:p>1051348.609</text:p>
          </table:table-cell>
          <table:table-cell office:value-type="float" office:value="72848.452632" calcext:value-type="float">
            <text:p>72848.452632</text:p>
          </table:table-cell>
          <table:table-cell office:value-type="float" office:value="700779" calcext:value-type="float">
            <text:p>700779</text:p>
          </table:table-cell>
          <table:table-cell office:value-type="float" office:value="1279265" calcext:value-type="float">
            <text:p>1279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8298.017" calcext:value-type="float">
            <text:p>1258298.017</text:p>
          </table:table-cell>
          <table:table-cell office:value-type="float" office:value="77964.588496" calcext:value-type="float">
            <text:p>77964.588496</text:p>
          </table:table-cell>
          <table:table-cell office:value-type="float" office:value="944607" calcext:value-type="float">
            <text:p>944607</text:p>
          </table:table-cell>
          <table:table-cell office:value-type="float" office:value="1467647" calcext:value-type="float">
            <text:p>1467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34269.065" calcext:value-type="float">
            <text:p>1334269.065</text:p>
          </table:table-cell>
          <table:table-cell office:value-type="float" office:value="159282.354587" calcext:value-type="float">
            <text:p>159282.354587</text:p>
          </table:table-cell>
          <table:table-cell office:value-type="float" office:value="843730" calcext:value-type="float">
            <text:p>843730</text:p>
          </table:table-cell>
          <table:table-cell office:value-type="float" office:value="1665569" calcext:value-type="float">
            <text:p>1665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39838.273" calcext:value-type="float">
            <text:p>1339838.273</text:p>
          </table:table-cell>
          <table:table-cell office:value-type="float" office:value="81188.965802" calcext:value-type="float">
            <text:p>81188.965802</text:p>
          </table:table-cell>
          <table:table-cell office:value-type="float" office:value="950244" calcext:value-type="float">
            <text:p>950244</text:p>
          </table:table-cell>
          <table:table-cell office:value-type="float" office:value="1587661" calcext:value-type="float">
            <text:p>15876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818636.371" calcext:value-type="float">
            <text:p>1818636.371</text:p>
          </table:table-cell>
          <table:table-cell office:value-type="float" office:value="91421.595208" calcext:value-type="float">
            <text:p>91421.595208</text:p>
          </table:table-cell>
          <table:table-cell office:value-type="float" office:value="1500954" calcext:value-type="float">
            <text:p>1500954</text:p>
          </table:table-cell>
          <table:table-cell office:value-type="float" office:value="2956170" calcext:value-type="float">
            <text:p>29561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529215.04" calcext:value-type="float">
            <text:p>2529215.04</text:p>
          </table:table-cell>
          <table:table-cell office:value-type="float" office:value="117626.844369" calcext:value-type="float">
            <text:p>117626.844369</text:p>
          </table:table-cell>
          <table:table-cell office:value-type="float" office:value="2196966" calcext:value-type="float">
            <text:p>2196966</text:p>
          </table:table-cell>
          <table:table-cell office:value-type="float" office:value="3681770" calcext:value-type="float">
            <text:p>36817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4225128.481" calcext:value-type="float">
            <text:p>4225128.481</text:p>
          </table:table-cell>
          <table:table-cell office:value-type="float" office:value="116771.171979" calcext:value-type="float">
            <text:p>116771.171979</text:p>
          </table:table-cell>
          <table:table-cell office:value-type="float" office:value="3900331" calcext:value-type="float">
            <text:p>3900331</text:p>
          </table:table-cell>
          <table:table-cell office:value-type="float" office:value="5490469" calcext:value-type="float">
            <text:p>5490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7819667.784" calcext:value-type="float">
            <text:p>7819667.784</text:p>
          </table:table-cell>
          <table:table-cell office:value-type="float" office:value="591569.330358" calcext:value-type="float">
            <text:p>591569.330358</text:p>
          </table:table-cell>
          <table:table-cell office:value-type="float" office:value="7362250" calcext:value-type="float">
            <text:p>7362250</text:p>
          </table:table-cell>
          <table:table-cell office:value-type="float" office:value="20503461" calcext:value-type="float">
            <text:p>20503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4691665.841" calcext:value-type="float">
            <text:p>14691665.841</text:p>
          </table:table-cell>
          <table:table-cell office:value-type="float" office:value="169559.024776" calcext:value-type="float">
            <text:p>169559.024776</text:p>
          </table:table-cell>
          <table:table-cell office:value-type="float" office:value="14077608" calcext:value-type="float">
            <text:p>14077608</text:p>
          </table:table-cell>
          <table:table-cell office:value-type="float" office:value="16894056" calcext:value-type="float">
            <text:p>168940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285990.601" calcext:value-type="float">
            <text:p>28285990.601</text:p>
          </table:table-cell>
          <table:table-cell office:value-type="float" office:value="458266.063871" calcext:value-type="float">
            <text:p>458266.063871</text:p>
          </table:table-cell>
          <table:table-cell office:value-type="float" office:value="27644908" calcext:value-type="float">
            <text:p>27644908</text:p>
          </table:table-cell>
          <table:table-cell office:value-type="float" office:value="33856075" calcext:value-type="float">
            <text:p>338560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315861016.021" calcext:value-type="float">
            <text:p>1315861016.021</text:p>
          </table:table-cell>
          <table:table-cell office:value-type="float" office:value="726245813.89784" calcext:value-type="float">
            <text:p>726245813.89784</text:p>
          </table:table-cell>
          <table:table-cell office:value-type="float" office:value="59958223" calcext:value-type="float">
            <text:p>59958223</text:p>
          </table:table-cell>
          <table:table-cell office:value-type="float" office:value="2571780936" calcext:value-type="float">
            <text:p>25717809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388170531.3986" calcext:value-type="float">
            <text:p>10388170531.3986</text:p>
          </table:table-cell>
          <table:table-cell office:value-type="float" office:value="5922833210.32484" calcext:value-type="float">
            <text:p>5922833210.32484</text:p>
          </table:table-cell>
          <table:table-cell office:value-type="float" office:value="118156696" calcext:value-type="float">
            <text:p>118156696</text:p>
          </table:table-cell>
          <table:table-cell office:value-type="float" office:value="20644187352" calcext:value-type="float">
            <text:p>20644187352</text:p>
          </table:table-cell>
          <table:table-cell office:value-type="float" office:value="552" calcext:value-type="float">
            <text:p>552</text:p>
          </table:table-cell>
          <table:table-cell office:value-type="float" office:value="448" calcext:value-type="float">
            <text:p>448</text:p>
          </table:table-cell>
        </table:table-row>
      </table:table>
      <table:table table:name="CPNZ-UDP-R-30hz" table:style-name="ta1">
        <table:shapes>
          <draw:frame draw:z-index="0" draw:style-name="gr1" draw:text-style-name="P1" svg:width="211.47mm" svg:height="93.57mm" svg:x="7.44mm" svg:y="57.7mm">
            <draw:object draw:notify-on-update-of-ranges="'CPNZ-UDP-R-30hz'.A2:'CPNZ-UDP-R-30hz'.A22 'CPNZ-UDP-R-30hz'.A2:'CPNZ-UDP-R-30hz'.A22 'CPNZ-UDP-R-30hz'.B1:'CPNZ-UDP-R-30hz'.B1 'CPNZ-UDP-R-30hz'.B2:'CPNZ-UDP-R-30hz'.B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4881.955" calcext:value-type="float">
            <text:p>834881.955</text:p>
          </table:table-cell>
          <table:table-cell office:value-type="float" office:value="105094.797084" calcext:value-type="float">
            <text:p>105094.797084</text:p>
          </table:table-cell>
          <table:table-cell office:value-type="float" office:value="486282" calcext:value-type="float">
            <text:p>486282</text:p>
          </table:table-cell>
          <table:table-cell office:value-type="float" office:value="1066921" calcext:value-type="float">
            <text:p>10669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2203.544" calcext:value-type="float">
            <text:p>922203.544</text:p>
          </table:table-cell>
          <table:table-cell office:value-type="float" office:value="73124.843535" calcext:value-type="float">
            <text:p>73124.843535</text:p>
          </table:table-cell>
          <table:table-cell office:value-type="float" office:value="595448" calcext:value-type="float">
            <text:p>595448</text:p>
          </table:table-cell>
          <table:table-cell office:value-type="float" office:value="1061711" calcext:value-type="float">
            <text:p>1061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2797.946" calcext:value-type="float">
            <text:p>912797.946</text:p>
          </table:table-cell>
          <table:table-cell office:value-type="float" office:value="51601.180698" calcext:value-type="float">
            <text:p>51601.180698</text:p>
          </table:table-cell>
          <table:table-cell office:value-type="float" office:value="680564" calcext:value-type="float">
            <text:p>680564</text:p>
          </table:table-cell>
          <table:table-cell office:value-type="float" office:value="1065608" calcext:value-type="float">
            <text:p>1065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9713.667" calcext:value-type="float">
            <text:p>869713.667</text:p>
          </table:table-cell>
          <table:table-cell office:value-type="float" office:value="92546.014028" calcext:value-type="float">
            <text:p>92546.014028</text:p>
          </table:table-cell>
          <table:table-cell office:value-type="float" office:value="552349" calcext:value-type="float">
            <text:p>552349</text:p>
          </table:table-cell>
          <table:table-cell office:value-type="float" office:value="1040569" calcext:value-type="float">
            <text:p>1040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2856.156" calcext:value-type="float">
            <text:p>902856.156</text:p>
          </table:table-cell>
          <table:table-cell office:value-type="float" office:value="67947.522156" calcext:value-type="float">
            <text:p>67947.522156</text:p>
          </table:table-cell>
          <table:table-cell office:value-type="float" office:value="568694" calcext:value-type="float">
            <text:p>568694</text:p>
          </table:table-cell>
          <table:table-cell office:value-type="float" office:value="1050482" calcext:value-type="float">
            <text:p>10504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4519.566" calcext:value-type="float">
            <text:p>934519.566</text:p>
          </table:table-cell>
          <table:table-cell office:value-type="float" office:value="58886.110892" calcext:value-type="float">
            <text:p>58886.110892</text:p>
          </table:table-cell>
          <table:table-cell office:value-type="float" office:value="691496" calcext:value-type="float">
            <text:p>691496</text:p>
          </table:table-cell>
          <table:table-cell office:value-type="float" office:value="1085601" calcext:value-type="float">
            <text:p>1085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2989.023" calcext:value-type="float">
            <text:p>872989.023</text:p>
          </table:table-cell>
          <table:table-cell office:value-type="float" office:value="90663.633817" calcext:value-type="float">
            <text:p>90663.633817</text:p>
          </table:table-cell>
          <table:table-cell office:value-type="float" office:value="538894" calcext:value-type="float">
            <text:p>538894</text:p>
          </table:table-cell>
          <table:table-cell office:value-type="float" office:value="1098724" calcext:value-type="float">
            <text:p>1098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2455.664" calcext:value-type="float">
            <text:p>982455.664</text:p>
          </table:table-cell>
          <table:table-cell office:value-type="float" office:value="44458.456679" calcext:value-type="float">
            <text:p>44458.456679</text:p>
          </table:table-cell>
          <table:table-cell office:value-type="float" office:value="715296" calcext:value-type="float">
            <text:p>715296</text:p>
          </table:table-cell>
          <table:table-cell office:value-type="float" office:value="1103700" calcext:value-type="float">
            <text:p>110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4238.992" calcext:value-type="float">
            <text:p>974238.992</text:p>
          </table:table-cell>
          <table:table-cell office:value-type="float" office:value="74223.152183" calcext:value-type="float">
            <text:p>74223.152183</text:p>
          </table:table-cell>
          <table:table-cell office:value-type="float" office:value="712241" calcext:value-type="float">
            <text:p>712241</text:p>
          </table:table-cell>
          <table:table-cell office:value-type="float" office:value="1176037" calcext:value-type="float">
            <text:p>11760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74450.052" calcext:value-type="float">
            <text:p>974450.052</text:p>
          </table:table-cell>
          <table:table-cell office:value-type="float" office:value="90439.231697" calcext:value-type="float">
            <text:p>90439.231697</text:p>
          </table:table-cell>
          <table:table-cell office:value-type="float" office:value="709118" calcext:value-type="float">
            <text:p>709118</text:p>
          </table:table-cell>
          <table:table-cell office:value-type="float" office:value="1736281" calcext:value-type="float">
            <text:p>17362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R-30hz" table:style-name="ta1">
        <table:shapes>
          <draw:frame draw:z-index="0" draw:style-name="gr1" draw:text-style-name="P1" svg:width="211.47mm" svg:height="93.57mm" svg:x="9.69mm" svg:y="105.87mm">
            <draw:object draw:notify-on-update-of-ranges="'ROS-UDP-R-30hz'.A2:'ROS-UDP-R-30hz'.A21 'ROS-UDP-R-30hz'.B1:'ROS-UDP-R-30hz'.B1 'ROS-UDP-R-30hz'.B2:'ROS-UDP-R-30hz'.B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7577.062312" calcext:value-type="float">
            <text:p>1187577.062312</text:p>
          </table:table-cell>
          <table:table-cell office:value-type="float" office:value="3215768.915734" calcext:value-type="float">
            <text:p>3215768.915734</text:p>
          </table:table-cell>
          <table:table-cell office:value-type="float" office:value="645054" calcext:value-type="float">
            <text:p>645054</text:p>
          </table:table-cell>
          <table:table-cell office:value-type="float" office:value="84449719" calcext:value-type="float">
            <text:p>84449719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2139.291" calcext:value-type="float">
            <text:p>982139.291</text:p>
          </table:table-cell>
          <table:table-cell office:value-type="float" office:value="98090.155689" calcext:value-type="float">
            <text:p>98090.155689</text:p>
          </table:table-cell>
          <table:table-cell office:value-type="float" office:value="570395" calcext:value-type="float">
            <text:p>570395</text:p>
          </table:table-cell>
          <table:table-cell office:value-type="float" office:value="1680033" calcext:value-type="float">
            <text:p>16800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191.139" calcext:value-type="float">
            <text:p>940191.139</text:p>
          </table:table-cell>
          <table:table-cell office:value-type="float" office:value="95614.655979" calcext:value-type="float">
            <text:p>95614.655979</text:p>
          </table:table-cell>
          <table:table-cell office:value-type="float" office:value="556810" calcext:value-type="float">
            <text:p>556810</text:p>
          </table:table-cell>
          <table:table-cell office:value-type="float" office:value="1123269" calcext:value-type="float">
            <text:p>11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2722.572" calcext:value-type="float">
            <text:p>1012722.572</text:p>
          </table:table-cell>
          <table:table-cell office:value-type="float" office:value="54256.789046" calcext:value-type="float">
            <text:p>54256.789046</text:p>
          </table:table-cell>
          <table:table-cell office:value-type="float" office:value="795118" calcext:value-type="float">
            <text:p>795118</text:p>
          </table:table-cell>
          <table:table-cell office:value-type="float" office:value="1170512" calcext:value-type="float">
            <text:p>1170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014.014" calcext:value-type="float">
            <text:p>962014.014</text:p>
          </table:table-cell>
          <table:table-cell office:value-type="float" office:value="95300.801408" calcext:value-type="float">
            <text:p>95300.801408</text:p>
          </table:table-cell>
          <table:table-cell office:value-type="float" office:value="595027" calcext:value-type="float">
            <text:p>595027</text:p>
          </table:table-cell>
          <table:table-cell office:value-type="float" office:value="1235513" calcext:value-type="float">
            <text:p>12355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0718.363" calcext:value-type="float">
            <text:p>990718.363</text:p>
          </table:table-cell>
          <table:table-cell office:value-type="float" office:value="92848.94872" calcext:value-type="float">
            <text:p>92848.94872</text:p>
          </table:table-cell>
          <table:table-cell office:value-type="float" office:value="667973" calcext:value-type="float">
            <text:p>667973</text:p>
          </table:table-cell>
          <table:table-cell office:value-type="float" office:value="1393877" calcext:value-type="float">
            <text:p>13938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655.407" calcext:value-type="float">
            <text:p>1000655.407</text:p>
          </table:table-cell>
          <table:table-cell office:value-type="float" office:value="100076.545458" calcext:value-type="float">
            <text:p>100076.545458</text:p>
          </table:table-cell>
          <table:table-cell office:value-type="float" office:value="610546" calcext:value-type="float">
            <text:p>610546</text:p>
          </table:table-cell>
          <table:table-cell office:value-type="float" office:value="1450960" calcext:value-type="float">
            <text:p>14509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0744.886" calcext:value-type="float">
            <text:p>1030744.886</text:p>
          </table:table-cell>
          <table:table-cell office:value-type="float" office:value="73395.796188" calcext:value-type="float">
            <text:p>73395.796188</text:p>
          </table:table-cell>
          <table:table-cell office:value-type="float" office:value="698725" calcext:value-type="float">
            <text:p>698725</text:p>
          </table:table-cell>
          <table:table-cell office:value-type="float" office:value="1629503" calcext:value-type="float">
            <text:p>1629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7625.801" calcext:value-type="float">
            <text:p>1067625.801</text:p>
          </table:table-cell>
          <table:table-cell office:value-type="float" office:value="52894.293477" calcext:value-type="float">
            <text:p>52894.293477</text:p>
          </table:table-cell>
          <table:table-cell office:value-type="float" office:value="787367" calcext:value-type="float">
            <text:p>787367</text:p>
          </table:table-cell>
          <table:table-cell office:value-type="float" office:value="1234623" calcext:value-type="float">
            <text:p>1234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78477.527" calcext:value-type="float">
            <text:p>1078477.527</text:p>
          </table:table-cell>
          <table:table-cell office:value-type="float" office:value="88911.708134" calcext:value-type="float">
            <text:p>88911.708134</text:p>
          </table:table-cell>
          <table:table-cell office:value-type="float" office:value="639681" calcext:value-type="float">
            <text:p>639681</text:p>
          </table:table-cell>
          <table:table-cell office:value-type="float" office:value="1263993" calcext:value-type="float">
            <text:p>1263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59708.616" calcext:value-type="float">
            <text:p>1159708.616</text:p>
          </table:table-cell>
          <table:table-cell office:value-type="float" office:value="51302.688459" calcext:value-type="float">
            <text:p>51302.688459</text:p>
          </table:table-cell>
          <table:table-cell office:value-type="float" office:value="885834" calcext:value-type="float">
            <text:p>885834</text:p>
          </table:table-cell>
          <table:table-cell office:value-type="float" office:value="1330311" calcext:value-type="float">
            <text:p>13303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18599.764" calcext:value-type="float">
            <text:p>1218599.764</text:p>
          </table:table-cell>
          <table:table-cell office:value-type="float" office:value="88919.051285" calcext:value-type="float">
            <text:p>88919.051285</text:p>
          </table:table-cell>
          <table:table-cell office:value-type="float" office:value="763050" calcext:value-type="float">
            <text:p>763050</text:p>
          </table:table-cell>
          <table:table-cell office:value-type="float" office:value="1527753" calcext:value-type="float">
            <text:p>15277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86715.326" calcext:value-type="float">
            <text:p>1386715.326</text:p>
          </table:table-cell>
          <table:table-cell office:value-type="float" office:value="938266.042012" calcext:value-type="float">
            <text:p>938266.042012</text:p>
          </table:table-cell>
          <table:table-cell office:value-type="float" office:value="748897" calcext:value-type="float">
            <text:p>748897</text:p>
          </table:table-cell>
          <table:table-cell office:value-type="float" office:value="30844581" calcext:value-type="float">
            <text:p>30844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675790.957" calcext:value-type="float">
            <text:p>1675790.957</text:p>
          </table:table-cell>
          <table:table-cell office:value-type="float" office:value="92385.185091" calcext:value-type="float">
            <text:p>92385.185091</text:p>
          </table:table-cell>
          <table:table-cell office:value-type="float" office:value="1275250" calcext:value-type="float">
            <text:p>1275250</text:p>
          </table:table-cell>
          <table:table-cell office:value-type="float" office:value="2259593" calcext:value-type="float">
            <text:p>22595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448293.425425" calcext:value-type="float">
            <text:p>2448293.425425</text:p>
          </table:table-cell>
          <table:table-cell office:value-type="float" office:value="134595.046382" calcext:value-type="float">
            <text:p>134595.046382</text:p>
          </table:table-cell>
          <table:table-cell office:value-type="float" office:value="1630347" calcext:value-type="float">
            <text:p>1630347</text:p>
          </table:table-cell>
          <table:table-cell office:value-type="float" office:value="3048528" calcext:value-type="float">
            <text:p>304852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635705.88" calcext:value-type="float">
            <text:p>3635705.88</text:p>
          </table:table-cell>
          <table:table-cell office:value-type="float" office:value="468430.259378" calcext:value-type="float">
            <text:p>468430.259378</text:p>
          </table:table-cell>
          <table:table-cell office:value-type="float" office:value="3227028" calcext:value-type="float">
            <text:p>3227028</text:p>
          </table:table-cell>
          <table:table-cell office:value-type="float" office:value="6062790" calcext:value-type="float">
            <text:p>606279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6159682.924528" calcext:value-type="float">
            <text:p>6159682.924528</text:p>
          </table:table-cell>
          <table:table-cell office:value-type="float" office:value="598687.115383" calcext:value-type="float">
            <text:p>598687.115383</text:p>
          </table:table-cell>
          <table:table-cell office:value-type="float" office:value="5463509" calcext:value-type="float">
            <text:p>5463509</text:p>
          </table:table-cell>
          <table:table-cell office:value-type="float" office:value="9833664" calcext:value-type="float">
            <text:p>9833664</text:p>
          </table:table-cell>
          <table:table-cell office:value-type="float" office:value="53" calcext:value-type="float">
            <text:p>5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1165987.875" calcext:value-type="float">
            <text:p>11165987.875</text:p>
          </table:table-cell>
          <table:table-cell office:value-type="float" office:value="1082497.104047" calcext:value-type="float">
            <text:p>1082497.104047</text:p>
          </table:table-cell>
          <table:table-cell office:value-type="float" office:value="10266401" calcext:value-type="float">
            <text:p>10266401</text:p>
          </table:table-cell>
          <table:table-cell office:value-type="float" office:value="19053387" calcext:value-type="float">
            <text:p>19053387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0598884.609707" calcext:value-type="float">
            <text:p>20598884.609707</text:p>
          </table:table-cell>
          <table:table-cell office:value-type="float" office:value="299858.334009" calcext:value-type="float">
            <text:p>299858.334009</text:p>
          </table:table-cell>
          <table:table-cell office:value-type="float" office:value="19971151" calcext:value-type="float">
            <text:p>19971151</text:p>
          </table:table-cell>
          <table:table-cell office:value-type="float" office:value="22057416" calcext:value-type="float">
            <text:p>22057416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40128023" calcext:value-type="float">
            <text:p>40128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128023" calcext:value-type="float">
            <text:p>40128023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</table:table>
      <table:table table:name="ROS-TCP-R-30hz" table:style-name="ta1">
        <table:shapes>
          <draw:frame draw:z-index="0" draw:style-name="gr1" draw:text-style-name="P1" svg:width="211.47mm" svg:height="93.57mm" svg:x="0.01mm" svg:y="103.87mm">
            <draw:object draw:notify-on-update-of-ranges="'ROS-TCP-R-30hz'.A1:'ROS-TCP-R-30hz'.A1 'ROS-TCP-R-30hz'.A2:'ROS-TCP-R-30hz'.A22 'ROS-TCP-R-30hz'.B1:'ROS-TCP-R-30hz'.B1 'ROS-TCP-R-30hz'.B2:'ROS-TCP-R-30hz'.B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6606.177305" calcext:value-type="float">
            <text:p>906606.177305</text:p>
          </table:table-cell>
          <table:table-cell office:value-type="float" office:value="116808.94433" calcext:value-type="float">
            <text:p>116808.94433</text:p>
          </table:table-cell>
          <table:table-cell office:value-type="float" office:value="503693" calcext:value-type="float">
            <text:p>503693</text:p>
          </table:table-cell>
          <table:table-cell office:value-type="float" office:value="1510751" calcext:value-type="float">
            <text:p>1510751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5789.113" calcext:value-type="float">
            <text:p>1015789.113</text:p>
          </table:table-cell>
          <table:table-cell office:value-type="float" office:value="77403.193874" calcext:value-type="float">
            <text:p>77403.193874</text:p>
          </table:table-cell>
          <table:table-cell office:value-type="float" office:value="693173" calcext:value-type="float">
            <text:p>693173</text:p>
          </table:table-cell>
          <table:table-cell office:value-type="float" office:value="1240343" calcext:value-type="float">
            <text:p>12403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8853.545" calcext:value-type="float">
            <text:p>1018853.545</text:p>
          </table:table-cell>
          <table:table-cell office:value-type="float" office:value="115202.469958" calcext:value-type="float">
            <text:p>115202.469958</text:p>
          </table:table-cell>
          <table:table-cell office:value-type="float" office:value="615014" calcext:value-type="float">
            <text:p>615014</text:p>
          </table:table-cell>
          <table:table-cell office:value-type="float" office:value="1665802" calcext:value-type="float">
            <text:p>16658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2515.207" calcext:value-type="float">
            <text:p>972515.207</text:p>
          </table:table-cell>
          <table:table-cell office:value-type="float" office:value="62145.553548" calcext:value-type="float">
            <text:p>62145.553548</text:p>
          </table:table-cell>
          <table:table-cell office:value-type="float" office:value="707587" calcext:value-type="float">
            <text:p>707587</text:p>
          </table:table-cell>
          <table:table-cell office:value-type="float" office:value="1234888" calcext:value-type="float">
            <text:p>12348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46.243" calcext:value-type="float">
            <text:p>940246.243</text:p>
          </table:table-cell>
          <table:table-cell office:value-type="float" office:value="110828.948414" calcext:value-type="float">
            <text:p>110828.948414</text:p>
          </table:table-cell>
          <table:table-cell office:value-type="float" office:value="604244" calcext:value-type="float">
            <text:p>604244</text:p>
          </table:table-cell>
          <table:table-cell office:value-type="float" office:value="1443296" calcext:value-type="float">
            <text:p>14432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5202.257" calcext:value-type="float">
            <text:p>1035202.257</text:p>
          </table:table-cell>
          <table:table-cell office:value-type="float" office:value="53688.79433" calcext:value-type="float">
            <text:p>53688.79433</text:p>
          </table:table-cell>
          <table:table-cell office:value-type="float" office:value="789798" calcext:value-type="float">
            <text:p>789798</text:p>
          </table:table-cell>
          <table:table-cell office:value-type="float" office:value="1198092" calcext:value-type="float">
            <text:p>1198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1001.719" calcext:value-type="float">
            <text:p>1001001.719</text:p>
          </table:table-cell>
          <table:table-cell office:value-type="float" office:value="75543.311228" calcext:value-type="float">
            <text:p>75543.311228</text:p>
          </table:table-cell>
          <table:table-cell office:value-type="float" office:value="587202" calcext:value-type="float">
            <text:p>587202</text:p>
          </table:table-cell>
          <table:table-cell office:value-type="float" office:value="1169988" calcext:value-type="float">
            <text:p>11699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0840.347" calcext:value-type="float">
            <text:p>1010840.347</text:p>
          </table:table-cell>
          <table:table-cell office:value-type="float" office:value="102020.390752" calcext:value-type="float">
            <text:p>102020.390752</text:p>
          </table:table-cell>
          <table:table-cell office:value-type="float" office:value="608268" calcext:value-type="float">
            <text:p>608268</text:p>
          </table:table-cell>
          <table:table-cell office:value-type="float" office:value="1233055" calcext:value-type="float">
            <text:p>1233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6195.426" calcext:value-type="float">
            <text:p>1066195.426</text:p>
          </table:table-cell>
          <table:table-cell office:value-type="float" office:value="58767.86587" calcext:value-type="float">
            <text:p>58767.86587</text:p>
          </table:table-cell>
          <table:table-cell office:value-type="float" office:value="800549" calcext:value-type="float">
            <text:p>800549</text:p>
          </table:table-cell>
          <table:table-cell office:value-type="float" office:value="1242933" calcext:value-type="float">
            <text:p>12429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12319.237" calcext:value-type="float">
            <text:p>1112319.237</text:p>
          </table:table-cell>
          <table:table-cell office:value-type="float" office:value="62457.232349" calcext:value-type="float">
            <text:p>62457.232349</text:p>
          </table:table-cell>
          <table:table-cell office:value-type="float" office:value="796614" calcext:value-type="float">
            <text:p>796614</text:p>
          </table:table-cell>
          <table:table-cell office:value-type="float" office:value="1314669" calcext:value-type="float">
            <text:p>13146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7444.121" calcext:value-type="float">
            <text:p>1257444.121</text:p>
          </table:table-cell>
          <table:table-cell office:value-type="float" office:value="68271.398912" calcext:value-type="float">
            <text:p>68271.398912</text:p>
          </table:table-cell>
          <table:table-cell office:value-type="float" office:value="1021956" calcext:value-type="float">
            <text:p>1021956</text:p>
          </table:table-cell>
          <table:table-cell office:value-type="float" office:value="1483800" calcext:value-type="float">
            <text:p>1483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91287.884" calcext:value-type="float">
            <text:p>1291287.884</text:p>
          </table:table-cell>
          <table:table-cell office:value-type="float" office:value="78669.539499" calcext:value-type="float">
            <text:p>78669.539499</text:p>
          </table:table-cell>
          <table:table-cell office:value-type="float" office:value="950954" calcext:value-type="float">
            <text:p>950954</text:p>
          </table:table-cell>
          <table:table-cell office:value-type="float" office:value="1887983" calcext:value-type="float">
            <text:p>18879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81743.9" calcext:value-type="float">
            <text:p>1381743.9</text:p>
          </table:table-cell>
          <table:table-cell office:value-type="float" office:value="85976.184241" calcext:value-type="float">
            <text:p>85976.184241</text:p>
          </table:table-cell>
          <table:table-cell office:value-type="float" office:value="1056700" calcext:value-type="float">
            <text:p>1056700</text:p>
          </table:table-cell>
          <table:table-cell office:value-type="float" office:value="2373684" calcext:value-type="float">
            <text:p>23736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619900.283" calcext:value-type="float">
            <text:p>1619900.283</text:p>
          </table:table-cell>
          <table:table-cell office:value-type="float" office:value="96171.683996" calcext:value-type="float">
            <text:p>96171.683996</text:p>
          </table:table-cell>
          <table:table-cell office:value-type="float" office:value="1269403" calcext:value-type="float">
            <text:p>1269403</text:p>
          </table:table-cell>
          <table:table-cell office:value-type="float" office:value="2666426" calcext:value-type="float">
            <text:p>26664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745352.063" calcext:value-type="float">
            <text:p>2745352.063</text:p>
          </table:table-cell>
          <table:table-cell office:value-type="float" office:value="169943.893635" calcext:value-type="float">
            <text:p>169943.893635</text:p>
          </table:table-cell>
          <table:table-cell office:value-type="float" office:value="2051493" calcext:value-type="float">
            <text:p>2051493</text:p>
          </table:table-cell>
          <table:table-cell office:value-type="float" office:value="4649790" calcext:value-type="float">
            <text:p>46497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800340.624" calcext:value-type="float">
            <text:p>3800340.624</text:p>
          </table:table-cell>
          <table:table-cell office:value-type="float" office:value="511070.107997" calcext:value-type="float">
            <text:p>511070.107997</text:p>
          </table:table-cell>
          <table:table-cell office:value-type="float" office:value="3189752" calcext:value-type="float">
            <text:p>3189752</text:p>
          </table:table-cell>
          <table:table-cell office:value-type="float" office:value="19180471" calcext:value-type="float">
            <text:p>1918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6619145.155" calcext:value-type="float">
            <text:p>6619145.155</text:p>
          </table:table-cell>
          <table:table-cell office:value-type="float" office:value="234671.648285" calcext:value-type="float">
            <text:p>234671.648285</text:p>
          </table:table-cell>
          <table:table-cell office:value-type="float" office:value="5819221" calcext:value-type="float">
            <text:p>5819221</text:p>
          </table:table-cell>
          <table:table-cell office:value-type="float" office:value="10766265" calcext:value-type="float">
            <text:p>10766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2370945.952" calcext:value-type="float">
            <text:p>12370945.952</text:p>
          </table:table-cell>
          <table:table-cell office:value-type="float" office:value="346547.181757" calcext:value-type="float">
            <text:p>346547.181757</text:p>
          </table:table-cell>
          <table:table-cell office:value-type="float" office:value="11067661" calcext:value-type="float">
            <text:p>11067661</text:p>
          </table:table-cell>
          <table:table-cell office:value-type="float" office:value="18734036" calcext:value-type="float">
            <text:p>187340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3691076.734" calcext:value-type="float">
            <text:p>23691076.734</text:p>
          </table:table-cell>
          <table:table-cell office:value-type="float" office:value="795741.142929" calcext:value-type="float">
            <text:p>795741.142929</text:p>
          </table:table-cell>
          <table:table-cell office:value-type="float" office:value="20252526" calcext:value-type="float">
            <text:p>20252526</text:p>
          </table:table-cell>
          <table:table-cell office:value-type="float" office:value="32286729" calcext:value-type="float">
            <text:p>322867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44478761.366" calcext:value-type="float">
            <text:p>44478761.366</text:p>
          </table:table-cell>
          <table:table-cell office:value-type="float" office:value="2183321.359111" calcext:value-type="float">
            <text:p>2183321.359111</text:p>
          </table:table-cell>
          <table:table-cell office:value-type="float" office:value="40035236" calcext:value-type="float">
            <text:p>40035236</text:p>
          </table:table-cell>
          <table:table-cell office:value-type="float" office:value="63044203" calcext:value-type="float">
            <text:p>630442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3106771387.48237" calcext:value-type="float">
            <text:p>3106771387.48237</text:p>
          </table:table-cell>
          <table:table-cell office:value-type="float" office:value="1728592339.6966" calcext:value-type="float">
            <text:p>1728592339.6966</text:p>
          </table:table-cell>
          <table:table-cell office:value-type="float" office:value="90552663" calcext:value-type="float">
            <text:p>90552663</text:p>
          </table:table-cell>
          <table:table-cell office:value-type="float" office:value="6100372219" calcext:value-type="float">
            <text:p>6100372219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20:00:18.269176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6T20:01:24.550756956</dc:date>
    <meta:editing-duration>PT5H18M9S</meta:editing-duration>
    <meta:editing-cycles>73</meta:editing-cycles>
    <meta:document-statistic meta:table-count="9" meta:cell-count="128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R-30hz'.A1:'ROS-TCP-R-30hz'.B22" chart:data-source-has-labels="row" svg:x="-0.623cm" svg:y="0.765cm" svg:width="20.00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R-30hz'.B2:'ROS-TCP-R-30hz'.B22" chart:label-cell-address="'ROS-TCP-R-30hz'.B1:'ROS-TCP-R-30hz'.B1" chart:class="chart:scatter">
            <chart:domain table:cell-range-address="'ROS-TCP-R-30hz'.A2:'ROS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R-30hz'.B1:'ROS-TCP-R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R-30hz'.A2:'ROS-TCP-R-30hz'.A22</svg:desc>
                </draw:g>
              </table:table-cell>
              <table:table-cell office:value-type="float" office:value="906606.177305">
                <text:p>906606.177305</text:p>
                <draw:g>
                  <svg:desc>'ROS-TCP-R-30hz'.B2:'ROS-TCP-R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15789.113">
                <text:p>1015789.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18853.545">
                <text:p>1018853.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72515.207">
                <text:p>972515.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40246.243">
                <text:p>940246.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035202.257">
                <text:p>1035202.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01001.719">
                <text:p>1001001.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1010840.347">
                <text:p>1010840.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066195.426">
                <text:p>1066195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1112319.237">
                <text:p>1112319.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1257444.121">
                <text:p>1257444.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1291287.884">
                <text:p>1291287.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1381743.9">
                <text:p>138174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1619900.283">
                <text:p>1619900.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2745352.063">
                <text:p>2745352.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3800340.624">
                <text:p>3800340.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6619145.155">
                <text:p>6619145.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12370945.952">
                <text:p>12370945.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23691076.734">
                <text:p>23691076.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44478761.366">
                <text:p>44478761.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3106771387.48237">
                <text:p>3106771387.482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2:'ROS-TCP-L-30hz'.B22 'ROS-TCP-L-30hz'.B1:'ROS-TCP-L-30hz'.B1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L-30hz'.A1:'ROS-UD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ROS-UDP-L-30hz'.A2:'ROS-UD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S-UDP-L-30hz'.B2:'ROS-UDP-L-30hz'.B22" chart:label-cell-address="'ROS-UDP-L-30hz'.B1:'ROS-UDP-L-30hz'.B1" chart:class="chart:scatter">
            <chart:domain table:cell-range-address="'ROS-UDP-L-30hz'.A2:'ROS-UD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L-30hz'.B1:'ROS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856648.717588">
                <text:p>856648.717588</text:p>
                <draw:g>
                  <svg:desc>'ROS-UDP-L-30hz'.B2:'ROS-UD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1034.512">
                <text:p>581034.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1063.728">
                <text:p>661063.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3262.525">
                <text:p>663262.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0314.916">
                <text:p>660314.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9915.243">
                <text:p>669915.2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5636.391">
                <text:p>675636.3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9688.752">
                <text:p>669688.7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69803.151">
                <text:p>669803.15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5674.37">
                <text:p>695674.3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1591.989">
                <text:p>711591.989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55316.842">
                <text:p>755316.842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834571.744">
                <text:p>834571.744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029315.384">
                <text:p>1029315.384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1513470.087">
                <text:p>1513470.087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2446767.163163">
                <text:p>2446767.163163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4383843.147">
                <text:p>4383843.147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8313130.53">
                <text:p>8313130.53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16043590.719439">
                <text:p>16043590.719439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9271294.817635">
                <text:p>19271294.817635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21013202.414609">
                <text:p>21013202.414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R-30hz'.A1:'CPNZ-TCP-R-30hz'.B22" chart:data-source-has-labels="both" svg:x="-0.808cm" svg:y="0.765cm" svg:width="20.191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R-30hz'.A2:'CPNZ-TC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R-30hz'.B2:'CPNZ-TCP-R-30hz'.B22" chart:label-cell-address="'CPNZ-TCP-R-30hz'.B1:'CPNZ-TCP-R-30hz'.B1" chart:class="chart:scatter">
            <chart:domain table:cell-range-address="'CPNZ-TCP-R-30hz'.A2:'CPNZ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R-30hz'.B1:'CPNZ-TC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870793.221443">
                <text:p>870793.221443</text:p>
                <draw:g>
                  <svg:desc>'CPNZ-TCP-R-30hz'.B2:'CPNZ-TC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1038.689">
                <text:p>951038.6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6833.764">
                <text:p>956833.7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2892.26">
                <text:p>952892.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2251.819">
                <text:p>962251.8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54239.738">
                <text:p>954239.7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99685.572">
                <text:p>999685.5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7963.143">
                <text:p>1017963.14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73394.749">
                <text:p>1073394.74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51348.609">
                <text:p>1051348.609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258298.017">
                <text:p>1258298.01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1334269.065">
                <text:p>1334269.065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1339838.273">
                <text:p>1339838.273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818636.371">
                <text:p>1818636.371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2529215.04">
                <text:p>2529215.04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4225128.481">
                <text:p>4225128.481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7819667.784">
                <text:p>7819667.784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4691665.841">
                <text:p>14691665.841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8285990.601">
                <text:p>28285990.601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315861016.021">
                <text:p>1315861016.021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388170531.3986">
                <text:p>10388170531.39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R-30hz'.A1:'CPNZ-UDP-R-30hz'.B22" chart:data-source-has-labels="both" svg:x="-0.067cm" svg:y="0.765cm" svg:width="19.079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R-30hz'.A2:'CPNZ-UD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R-30hz'.B2:'CPNZ-UDP-R-30hz'.B22" chart:label-cell-address="'CPNZ-UDP-R-30hz'.B1:'CPNZ-UDP-R-30hz'.B1" chart:class="chart:scatter">
            <chart:domain table:cell-range-address="'CPNZ-UDP-R-30hz'.A2:'CPNZ-UD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R-30hz'.B1:'CPNZ-UD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834881.955">
                <text:p>834881.955</text:p>
                <draw:g>
                  <svg:desc>'CPNZ-UDP-R-30hz'.B2:'CPNZ-UD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22203.544">
                <text:p>922203.5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12797.946">
                <text:p>912797.9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9713.667">
                <text:p>869713.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2856.156">
                <text:p>902856.15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4519.566">
                <text:p>934519.5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72989.023">
                <text:p>872989.0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82455.664">
                <text:p>982455.66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74238.992">
                <text:p>974238.99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74450.052">
                <text:p>974450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R-30hz'.A2:'ROS-UDP-R-30hz'.B21 'ROS-UDP-R-30hz'.B1:'ROS-UDP-R-30hz'.B1" chart:data-source-has-labels="row" svg:x="-0.253cm" svg:y="0.765cm" svg:width="19.543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UDP-R-30hz'.B2:'ROS-UDP-R-30hz'.B21" chart:label-cell-address="'ROS-UDP-R-30hz'.B1:'ROS-UDP-R-30hz'.B1" chart:class="chart:scatter">
            <chart:domain table:cell-range-address="'ROS-UDP-R-30hz'.A2:'ROS-UDP-R-30hz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R-30hz'.B1:'ROS-UDP-R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UDP-R-30hz'.A2:'ROS-UDP-R-30hz'.A21</svg:desc>
                </draw:g>
              </table:table-cell>
              <table:table-cell office:value-type="float" office:value="1187577.062312">
                <text:p>1187577.062312</text:p>
                <draw:g>
                  <svg:desc>'ROS-UDP-R-30hz'.B2:'ROS-UDP-R-30hz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82139.291">
                <text:p>982139.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40191.139">
                <text:p>940191.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12722.572">
                <text:p>101272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62014.014">
                <text:p>962014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990718.363">
                <text:p>990718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00655.407">
                <text:p>1000655.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1030744.886">
                <text:p>1030744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067625.801">
                <text:p>1067625.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1078477.527">
                <text:p>1078477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1159708.616">
                <text:p>1159708.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1218599.764">
                <text:p>1218599.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1386715.326">
                <text:p>1386715.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1675790.957">
                <text:p>1675790.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2448293.425425">
                <text:p>2448293.425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3635705.88">
                <text:p>3635705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6159682.924528">
                <text:p>6159682.924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11165987.875">
                <text:p>11165987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20598884.609707">
                <text:p>20598884.609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40128023">
                <text:p>401280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